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15%" fo:text-align="center" style:justify-single-word="false"/>
      <style:text-properties officeooo:paragraph-rsid="00246d94"/>
    </style:style>
    <style:style style:name="P2" style:family="paragraph" style:parent-style-name="Standard">
      <style:paragraph-properties fo:line-height="115%" fo:text-align="start" style:justify-single-word="false"/>
    </style:style>
    <style:style style:name="P3" style:family="paragraph" style:parent-style-name="Standard">
      <style:paragraph-properties fo:line-height="115%" fo:text-align="start" style:justify-single-word="false"/>
      <style:text-properties officeooo:paragraph-rsid="001fbd17"/>
    </style:style>
    <style:style style:name="P4" style:family="paragraph" style:parent-style-name="Standard">
      <style:paragraph-properties fo:line-height="115%" fo:text-align="start" style:justify-single-word="false"/>
      <style:text-properties officeooo:paragraph-rsid="0021bcef"/>
    </style:style>
    <style:style style:name="T1" style:family="text">
      <style:text-properties officeooo:rsid="001ef07e"/>
    </style:style>
    <style:style style:name="T2" style:family="text">
      <style:text-properties fo:font-style="italic" officeooo:rsid="00246d94" style:font-style-asian="italic" style:font-style-complex="italic"/>
    </style:style>
    <style:style style:name="T3" style:family="text">
      <style:text-properties officeooo:rsid="00259b0e"/>
    </style:style>
    <style:style style:name="T4" style:family="text">
      <style:text-properties officeooo:rsid="002bfa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Beyond the “Texts”</text:span></text:p>
      <text:p text:style-name="P1"><text:span text:style-name="T2"/></text:p>
      <text:p text:style-name="P2"><text:tab/><text:span text:style-name="T4">The world is full of images and documents that many people glance over as simple objects without a story. However, everything in the world can be referred to as a “text,” with details that piece together what that object is. The same concept can be applied to people all over the world. When looking at people in the world as “texts,” it allows for a deeper understanding and a closer examination of details to form arguments that tell the story of the person.</text:span></text:p>
      <text:p text:style-name="P3"><text:tab/><text:span text:style-name="T3">Profiles are an example of “text” that can be used to make arguments about the person it provides details on. Department of Homeland Security (DHS) agent Paul Hummel's employee profile offers various details on Hummel, such as education, residence, and previous employments. <text:s/>Based on his profile, the argument can be made that Hummel has a strong passion for technology. First, Hummel lives in Colombia, Maryland; according to MarylandBizNews, Colombia is home to one of the fastest growing software companies in the United States. Software would be of interest to Hummel due to his bachelor's and pH.D in computer engineering from 2002 and 2008 respectively. Second, all of Hummel's previous employments, with the exception of his Special Operations in 2002, are related to computer engineering. In addition, Hummel held senior and leader roles within these occupations, proving he has the drive and passion to excel with technology. Finally, Hummel can be seen wearing Google Glass in his profile picture, which indicates he keeps up with the latest technology innovations in the world. All of these characteristics support the argument that agent Hummel has a strong passion for technology. </text:span></text:p>
      <text:p text:style-name="P4"><text:span text:style-name="T1"><text:tab/> Another interesting “text” to analyze is DHS agent Scott Levin's profile, which reveals less about his character than Hummel's, leading to the conclusion that Levin is an undercover agent. First, Levin's whereabouts were unknown from 2006-2010, meaning he vanished for four years without anyone knowing where he was. This supports the idea that he is an undercover agent, since undercover agents abandon their true identity and go rogue from the public to assume an alias. Second, Levin's profile picture is captured differently than the other DHS agents. While the other DHS agents appear to be in professional picture environments, Levin appears to be in front of a fence with an unkempt appearance. Knowing Levin worked in a government establishment like other DHS agents, the radical difference in appearance further supports the notion that he is an undercover agent, whose cleaned and shaved face is hidden from the public to protect his personal life. Finally, in contrast to the other agent's profiles, Levin's personal information is noted as “ambiguous.” By having an ambiguous personal life, it allows for maximum security for Levin's personal life outside of work since criminals can not track down known family. All of these characteristics support the argument that agent Levin is an undercover agent. </text:span></text:p>
      <text:p text:style-name="P4"><text:tab/><text:span text:style-name="T4">Analyzing people as texts allows for a deeper understanding of the person even when given minimal amounts of information. The profiles chosen to be analyzed proves this point by taking limited information about agents Hummel and Levin and forming an argument to further understand who they are as DHS agents. Although Levin was more scarce with information than Hummel, both had stories to tell beyond the tex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2T12:24:00.129560141</meta:creation-date>
    <dc:date>2016-06-23T07:56:36.255875902</dc:date>
    <meta:editing-duration>PT19M2S</meta:editing-duration>
    <meta:editing-cycles>4</meta:editing-cycles>
    <meta:generator>LibreOffice/5.0.3.2$Linux_X86_64 LibreOffice_project/00m0$Build-2</meta:generator>
    <meta:document-statistic meta:table-count="0" meta:image-count="0" meta:object-count="0" meta:page-count="1" meta:paragraph-count="5" meta:word-count="548" meta:character-count="3406" meta:non-whitespace-character-count="2854"/>
  </office:meta>
</office:document-meta>
</file>